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color="#ff3333" fo:font-size="14pt" fo:font-weight="bold" officeooo:rsid="001b2f8c" officeooo:paragraph-rsid="001b2f8c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color="#000099" fo:font-size="14pt" fo:font-weight="bold" officeooo:rsid="001b2f8c" officeooo:paragraph-rsid="001b2f8c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99ff66" fo:font-size="14pt" fo:font-weight="bold" officeooo:rsid="001b2f8c" officeooo:paragraph-rsid="001b2f8c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color="#009900" fo:font-size="14pt" fo:font-weight="bold" officeooo:rsid="001b2f8c" officeooo:paragraph-rsid="001b2f8c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gent:</text:p>
      <text:p text:style-name="P1">-Art to play</text:p>
      <text:p text:style-name="P1">-Wazabi</text:p>
      <text:p text:style-name="P1">-rugby</text:p>
      <text:p text:style-name="P1">-scopitone</text:p>
      <text:p text:style-name="P1">-digital week</text:p>
      <text:p text:style-name="P1">-fête foraine</text:p>
      <text:p text:style-name="P1">-Film « human » Yann Arthus Bertrand (qui sera présent)</text:p>
      <text:p text:style-name="P1"/>
      <text:p text:style-name="P2">Un peu plus de time :</text:p>
      <text:p text:style-name="P2">-BDL</text:p>
      <text:p text:style-name="P2">-la cop 21</text:p>
      <text:p text:style-name="P2">-permanence psy</text:p>
      <text:p text:style-name="P2">-AS muscu</text:p>
      <text:p text:style-name="P2">-Over board</text:p>
      <text:p text:style-name="P2">-Openclassrooms</text:p>
      <text:p text:style-name="P2">-Utopiales (?)</text:p>
      <text:p text:style-name="P2">-Tara fait escale à Nantes</text:p>
      <text:p text:style-name="P2"/>
      <text:p text:style-name="P4">Sujets par semaine : Projet, demander pour plus d'info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2T20:31:32.596545153</dc:date>
    <meta:editing-duration>PT7M27S</meta:editing-duration>
    <meta:editing-cycles>1</meta:editing-cycles>
    <meta:document-statistic meta:table-count="0" meta:image-count="0" meta:object-count="0" meta:page-count="1" meta:paragraph-count="18" meta:word-count="54" meta:character-count="303" meta:non-whitespace-character-count="267"/>
    <meta:generator>LibreOffice/4.3.3.2$Linux_X86_64 LibreOffice_project/430m0$Build-2</meta:generator>
  </office:meta>
</office:document-meta>
</file>